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text-properties fo:font-size="6pt" style:font-size-asian="5.25pt" style:font-size-complex="6pt"/>
    </style:style>
    <style:style style:name="P9" style:family="paragraph" style:parent-style-name="Heading_20_2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SECTION 12 — DRAFT CLAIMS FOR PATENT FILING</text:span></text:h>
      <text:h text:style-name="P2" text:outline-level="3"><text:span text:style-name="Emphasis">(This is the legal core of the invention. Everything else supports these claims.)</text:span></text:h>
      <text:h text:style-name="P2" text:outline-level="3"><text:span text:style-name="Emphasis">(Inventor: Meir Niv)</text:span></text:h>
      <text:p text:style-name="P3">Below is the full set of <text:span text:style-name="Strong_20_Emphasis">Independent Claims</text:span> (very broad) and <text:span text:style-name="Strong_20_Emphasis">Dependent Claims</text:span> (specific reinforcing protections).</text:p>
      <text:p text:style-name="P4"/>
      <text:h text:style-name="P1" text:outline-level="1">🟦 <text:span text:style-name="Strong_20_Emphasis">INDEPENDENT CLAIM 1 — System Claim (Master Claim)</text:span></text:h>
      <text:p text:style-name="P3">A system for automated meal preparation comprising:</text:p>
      <text:list text:style-name="L1">
        <text:list-item>
          <text:p text:style-name="P5"><text:span text:style-name="Strong_20_Emphasis">A robotic food-preparation apparatus</text:span> configured to perform human-chef tasks including cutting, chopping, mixing, seasoning, heating, cooling, plating, and transferring food items;</text:p>
        </text:list-item>
        <text:list-item>
          <text:p text:style-name="P5"><text:span text:style-name="Strong_20_Emphasis">An ingredient-authorization module</text:span> configured to accept only food items that contain a <text:span text:style-name="Strong_20_Emphasis">valid Authorized Encrypted Code (AEC)</text:span>;</text:p>
        </text:list-item>
        <text:list-item>
          <text:p text:style-name="P5"><text:span text:style-name="Strong_20_Emphasis">An encryption-verification engine</text:span> that:</text:p>
          <text:list>
            <text:list-item>
              <text:p text:style-name="P5">reads the AEC from packaging using barcode, RFID, NFC, optical pattern, or embedded microchip;</text:p>
            </text:list-item>
            <text:list-item>
              <text:p text:style-name="P5">decrypts the code using a daily-rotating cryptographic key;</text:p>
            </text:list-item>
            <text:list-item>
              <text:p text:style-name="P5">rejects any ingredient lacking valid authentication;</text:p>
            </text:list-item>
          </text:list>
        </text:list-item>
        <text:list-item>
          <text:p text:style-name="P5"><text:span text:style-name="Strong_20_Emphasis">A recipe-execution engine</text:span> with cloud-hosted AI models configured to:</text:p>
          <text:list>
            <text:list-item>
              <text:p text:style-name="P5">translate a digital recipe into step-wise robotic actions;</text:p>
            </text:list-item>
            <text:list-item>
              <text:p text:style-name="P5">adjust timing, temperature, speed, and technique based on sensor feedback;</text:p>
            </text:list-item>
          </text:list>
        </text:list-item>
        <text:list-item>
          <text:p text:style-name="P5"><text:span text:style-name="Strong_20_Emphasis">A humanoid or multi-axis robotic embodiment</text:span> capable of interacting with standard commercial kitchen tools and appliances;</text:p>
        </text:list-item>
        <text:list-item>
          <text:p text:style-name="P5"><text:span text:style-name="Strong_20_Emphasis">A sealed-ingredient packaging system</text:span> containing pre-measured food items labeled with AEC codes;</text:p>
        </text:list-item>
        <text:list-item>
          <text:p text:style-name="P5"><text:span text:style-name="Strong_20_Emphasis">A control interface</text:span> (mobile, desktop, tablet, smart speaker, or robotic panel) enabling user recipe selection and customization;</text:p>
        </text:list-item>
        <text:list-item>
          <text:p text:style-name="P5"><text:span text:style-name="Strong_20_Emphasis">A cloud-based recipe marketplace</text:span> allowing authorized vendors to distribute ingredients encoded with AEC for monetization;</text:p>
        </text:list-item>
      </text:list>
      <text:p text:style-name="P3">Wherein the system autonomously prepares a complete meal only when all required ingredients pass AEC verification.</text:p>
      <text:p text:style-name="P4"/>
      <text:h text:style-name="P1" text:outline-level="1">🟦 <text:span text:style-name="Strong_20_Emphasis">INDEPENDENT CLAIM 2 — Method Claim (Process)</text:span></text:h>
      <text:p text:style-name="P3">A method of preparing meals using an AEC-controlled robotic cooking system, comprising:</text:p>
      <text:list text:style-name="L2">
        <text:list-item>
          <text:p text:style-name="P6">Receiving an encrypted ingredient package containing a machine-readable AEC;</text:p>
        </text:list-item>
        <text:list-item>
          <text:p text:style-name="P6">Decrypting the AEC using a rotating daily key;</text:p>
        </text:list-item>
        <text:list-item>
          <text:p text:style-name="P6">Validating the ingredient as authentic, safe, and authorized;</text:p>
        </text:list-item>
        <text:list-item>
          <text:p text:style-name="P6">Rejecting non-validated ingredients;</text:p>
        </text:list-item>
        <text:list-item>
          <text:p text:style-name="P6">Executing a recipe through robotic motions that replicate human culinary techniques;</text:p>
        </text:list-item>
        <text:list-item>
          <text:p text:style-name="P6">Adjusting operations using AI-driven real-time sensor feedback;</text:p>
        </text:list-item>
        <text:list-item>
          <text:p text:style-name="P6">Cooking, assembling, and plating a meal without human physical intervention.</text:p>
        </text:list-item>
      </text:list>
      <text:p text:style-name="P4"/>
      <text:h text:style-name="P1" text:outline-level="1">🟦 <text:span text:style-name="Strong_20_Emphasis">INDEPENDENT CLAIM 3 — AEC Monetization &amp; Supply Chain Claim</text:span></text:h>
      <text:p text:style-name="P3">A food-commerce ecosystem comprising:</text:p>
      <text:list text:style-name="L3">
        <text:list-item>
          <text:p text:style-name="P7">A network of ingredient suppliers authorized to purchase AEC cryptographic tokens;</text:p>
        </text:list-item>
        <text:list-item>
          <text:p text:style-name="P7">A cloud-based system that sells, manages, and rotates encrypted keys;</text:p>
        </text:list-item>
        <text:list-item>
          <text:p text:style-name="P7">A revenue mechanism where each ingredient package requires a purchased AEC token to function inside the RoboChef system;</text:p>
        </text:list-item>
        <text:list-item>
          <text:p text:style-name="P7">A controlled marketplace ensuring only validated vendors can supply compatible ingredients.</text:p>
        </text:list-item>
      </text:list>
      <text:p text:style-name="P3">This creates a <text:span text:style-name="Strong_20_Emphasis">per-meal revenue model</text:span> similar to Nespresso capsules, but enforced via cryptographic AEC validation.</text:p>
      <text:p text:style-name="P4"/>
      <text:h text:style-name="P1" text:outline-level="1"><text:soft-page-break/>🟦 <text:span text:style-name="Strong_20_Emphasis">INDEPENDENT CLAIM 4 — Humanoid Chef Claim</text:span></text:h>
      <text:p text:style-name="P3">A humanoid robotic chef comprising:</text:p>
      <text:list text:style-name="L4">
        <text:list-item>
          <text:p text:style-name="P8">A robotic body with articulated limbs capable of gripping, holding, lifting, slicing, stirring, pouring, rotating, flipping, pushing, and pulling;</text:p>
        </text:list-item>
        <text:list-item>
          <text:p text:style-name="P8">Computer-vision systems that recognize food items, packaging, utensils, and cooking vessel states;</text:p>
        </text:list-item>
        <text:list-item>
          <text:p text:style-name="P8">AI routines trained on household-specific preferences, timing, dietary rules, and cooking style;</text:p>
        </text:list-item>
        <text:list-item>
          <text:p text:style-name="P8">The capability to operate <text:span text:style-name="Strong_20_Emphasis">standard consumer appliances</text:span> (oven, microwave, stove, toaster, blender, fridge);</text:p>
        </text:list-item>
        <text:list-item>
          <text:p text:style-name="P8">The ability to break sealed AEC-coded ingredient packages and insert ingredients into cooking vessels;</text:p>
        </text:list-item>
        <text:list-item>
          <text:p text:style-name="P8">The ability to prepare meals autonomously using any commercial kitchen environment.</text:p>
        </text:list-item>
      </text:list>
      <text:p text:style-name="P4"/>
      <text:h text:style-name="P1" text:outline-level="1">🟩 <text:span text:style-name="Strong_20_Emphasis">DEPENDENT CLAIMS (Important for Strong Protection)</text:span></text:h>
      <text:h text:style-name="P9" text:outline-level="2">Claim 5</text:h>
      <text:p text:style-name="P3">The AEC includes metadata describing ingredient freshness, expiration, origin, vendor, lot number, and nutritional composition.</text:p>
      <text:h text:style-name="P9" text:outline-level="2">Claim 6</text:h>
      <text:p text:style-name="P3">The robotic device is configured to <text:span text:style-name="Strong_20_Emphasis">refuse</text:span> operation if the AEC is expired, mismatched, or tampered.</text:p>
      <text:h text:style-name="P9" text:outline-level="2">Claim 7</text:h>
      <text:p text:style-name="P3">The decryption key rotates based on:</text:p>
      <text:list text:style-name="L5">
        <text:list-item>
          <text:p text:style-name="P10">time (daily),</text:p>
        </text:list-item>
        <text:list-item>
          <text:p text:style-name="P10">location,</text:p>
        </text:list-item>
        <text:list-item>
          <text:p text:style-name="P10">recipe type,</text:p>
        </text:list-item>
        <text:list-item>
          <text:p text:style-name="P10">or machine-specific hardware ID.</text:p>
        </text:list-item>
      </text:list>
      <text:h text:style-name="P9" text:outline-level="2">Claim 8</text:h>
      <text:p text:style-name="P3">The robot automatically updates its recipe library via cloud-based synchronization.</text:p>
      <text:h text:style-name="P9" text:outline-level="2">Claim 9</text:h>
      <text:p text:style-name="P3">The system supports user-added “custom packages,” which receive temporary AEC codes for experimental recipes.</text:p>
      <text:h text:style-name="P9" text:outline-level="2">Claim 10</text:h>
      <text:p text:style-name="P3">The humanoid embodiment includes special training routines to learn:</text:p>
      <text:list text:style-name="L6">
        <text:list-item>
          <text:p text:style-name="P11">the layout of the user’s home kitchen,</text:p>
        </text:list-item>
        <text:list-item>
          <text:p text:style-name="P11">preferred seasoning levels,</text:p>
        </text:list-item>
        <text:list-item>
          <text:p text:style-name="P11">cultural meal preferences,</text:p>
        </text:list-item>
        <text:list-item>
          <text:p text:style-name="P11">favorite chefs,</text:p>
        </text:list-item>
        <text:list-item>
          <text:p text:style-name="P11">allergy restrictions.</text:p>
        </text:list-item>
      </text:list>
      <text:h text:style-name="P9" text:outline-level="2">Claim 11</text:h>
      <text:p text:style-name="P3">The robotic system logs every recipe execution for AI-based optimization and taste-profile refinement.</text:p>
      <text:h text:style-name="P9" text:outline-level="2">Claim 12</text:h>
      <text:p text:style-name="P3">The AEC token marketplace prevents counterfeit food supplies and ensures supply chain integrity.</text:p>
      <text:h text:style-name="P9" text:outline-level="2">Claim 13</text:h>
      <text:p text:style-name="P3">The humanoid can collaborate with humans in “co-cooking mode,” handing utensils, stirring, or finishing dishes.</text:p>
      <text:h text:style-name="P9" text:outline-level="2">Claim 14</text:h>
      <text:p text:style-name="P3">The system uses voice commands for immediate meal selection.</text:p>
      <text:h text:style-name="P9" text:outline-level="2"><text:soft-page-break/>Claim 15</text:h>
      <text:p text:style-name="P3">The robotic system interfaces with household scheduling apps and prepares meals at pre-programmed times.</text:p>
      <text:h text:style-name="P9" text:outline-level="2">Claim 16</text:h>
      <text:p text:style-name="P3">The system automatically cleans tools, surfaces, and utensils after cooking.</text:p>
      <text:h text:style-name="P9" text:outline-level="2">Claim 17</text:h>
      <text:p text:style-name="P3">The sealed ingredient package breaks only after AEC validation, preventing contamination or tampering.</text:p>
      <text:h text:style-name="P9" text:outline-level="2">Claim 18</text:h>
      <text:p text:style-name="P3">The system supports restaurant-grade batch cooking with parallel processing.</text:p>
      <text:p text:style-name="P4"/>
      <text:h text:style-name="P1" text:outline-level="1">✅ <text:span text:style-name="Strong_20_Emphasis">SECTION 12 — COMPLETE</text:span></text:h>
      <text:p text:style-name="P3">Your <text:span text:style-name="Strong_20_Emphasis">Master Patent Document</text:span> is now legally structured and ready for attorney refinement.</text:p>
      <text:p text:style-name="P3">You now have:</text:p>
      <text:p text:style-name="P3">✔ Full background<text:line-break/>✔ Full system architecture<text:line-break/>✔ Full embodiments<text:line-break/>✔ Full AEC business model<text:line-break/>✔ Full supply chain<text:line-break/>✔ Full robotic + humanoid integration<text:line-break/>✔ <text:span text:style-name="Strong_20_Emphasis">Legal claims</text:span> (the heart of the patent)</text:p>
      <text:p text:style-name="P4"/>
      <text:h text:style-name="P1" text:outline-level="1">✅ Next Step (as you said):</text:h>
      <text:p text:style-name="P3">Upload your <text:span text:style-name="Strong_20_Emphasis">Humanoid Operating System Proposal</text:span> —<text:line-break/>I will integrate it into your patent <text:span text:style-name="Emphasis">and</text:span> prepare a second standalone patent if appropriate.</text:p>
      <text:p text:style-name="P3">I am ready whenever you upload it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5:05:10.408725100</meta:creation-date>
    <dc:date>2025-11-18T05:06:20.579138800</dc:date>
    <meta:editing-duration>PT1M10S</meta:editing-duration>
    <meta:editing-cycles>1</meta:editing-cycles>
    <meta:document-statistic meta:table-count="0" meta:image-count="0" meta:object-count="0" meta:page-count="3" meta:paragraph-count="89" meta:word-count="828" meta:character-count="5723" meta:non-whitespace-character-count="5016"/>
    <meta:generator>LibreOffice/25.8.2.2$Windows_X86_64 LibreOffice_project/d401f2107ccab8f924a8e2df40f573aab7605b6f</meta:generator>
  </office:meta>
</office:document-meta>
</file>